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5.18423462" calcext:value-type="float">
            <text:p>65,18423462</text:p>
          </table:table-cell>
          <table:table-cell office:value-type="float" office:value="5.365569951E-027" calcext:value-type="float">
            <text:p>5,37E-027</text:p>
          </table:table-cell>
          <table:table-cell office:value-type="float" office:value="4.471274376" calcext:value-type="float">
            <text:p>4,4712743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69.17208862" calcext:value-type="float">
            <text:p>69,17208862</text:p>
          </table:table-cell>
          <table:table-cell office:value-type="float" office:value="2.269192675E-027" calcext:value-type="float">
            <text:p>2,27E-027</text:p>
          </table:table-cell>
          <table:table-cell office:value-type="float" office:value="4.47815609" calcext:value-type="float">
            <text:p>4,47815609</text:p>
          </table:table-cell>
          <table:table-cell table:style-name="ce2" table:formula="of:=([.E3]-[.E2])/[.E2]" office:value-type="float" office:value="0.00153909454470917" calcext:value-type="float">
            <text:p>0,0015390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745" calcext:value-type="float">
            <text:p>142745</text:p>
          </table:table-cell>
          <table:table-cell office:value-type="float" office:value="74.79775238" calcext:value-type="float">
            <text:p>74,79775238</text:p>
          </table:table-cell>
          <table:table-cell office:value-type="float" office:value="3.431135992E-022" calcext:value-type="float">
            <text:p>3,43E-022</text:p>
          </table:table-cell>
          <table:table-cell office:value-type="float" office:value="3.065066338" calcext:value-type="float">
            <text:p>3,0650663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745" calcext:value-type="float">
            <text:p>142745</text:p>
          </table:table-cell>
          <table:table-cell office:value-type="float" office:value="91.0373764" calcext:value-type="float">
            <text:p>91,0373764</text:p>
          </table:table-cell>
          <table:table-cell office:value-type="float" office:value="8.655132446E-022" calcext:value-type="float">
            <text:p>8,66E-022</text:p>
          </table:table-cell>
          <table:table-cell office:value-type="float" office:value="3.070846558" calcext:value-type="float">
            <text:p>3,070846558</text:p>
          </table:table-cell>
          <table:table-cell table:formula="of:=([.E5]-[.E4])/[.E4]" office:value-type="float" office:value="0.00188583846566003" calcext:value-type="float">
            <text:p>0,0018858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523" calcext:value-type="float">
            <text:p>143523</text:p>
          </table:table-cell>
          <table:table-cell office:value-type="float" office:value="89.58982086" calcext:value-type="float">
            <text:p>89,58982086</text:p>
          </table:table-cell>
          <table:table-cell office:value-type="float" office:value="2.017525567E-018" calcext:value-type="float">
            <text:p>2,02E-018</text:p>
          </table:table-cell>
          <table:table-cell office:value-type="float" office:value="2.462961674" calcext:value-type="float">
            <text:p>2,4629616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523" calcext:value-type="float">
            <text:p>143523</text:p>
          </table:table-cell>
          <table:table-cell office:value-type="float" office:value="99.00891113" calcext:value-type="float">
            <text:p>99,00891113</text:p>
          </table:table-cell>
          <table:table-cell office:value-type="float" office:value="3.773437068E-018" calcext:value-type="float">
            <text:p>3,77E-018</text:p>
          </table:table-cell>
          <table:table-cell office:value-type="float" office:value="2.46519208" calcext:value-type="float">
            <text:p>2,46519208</text:p>
          </table:table-cell>
          <table:table-cell table:style-name="ce3" table:formula="of:=([.E7]-[.E6])/[.E6]" office:value-type="float" office:value="0.000905578849863904" calcext:value-type="float">
            <text:p>0,0009055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94" calcext:value-type="float">
            <text:p>143894</text:p>
          </table:table-cell>
          <table:table-cell office:value-type="float" office:value="99.09390259" calcext:value-type="float">
            <text:p>99,09390259</text:p>
          </table:table-cell>
          <table:table-cell office:value-type="float" office:value="9.268275802E-016" calcext:value-type="float">
            <text:p>9,27E-016</text:p>
          </table:table-cell>
          <table:table-cell office:value-type="float" office:value="2.097264051" calcext:value-type="float">
            <text:p>2,0972640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94" calcext:value-type="float">
            <text:p>143894</text:p>
          </table:table-cell>
          <table:table-cell office:value-type="float" office:value="102.6066589" calcext:value-type="float">
            <text:p>102,6066589</text:p>
          </table:table-cell>
          <table:table-cell office:value-type="float" office:value="1.382548035E-015" calcext:value-type="float">
            <text:p>1,38E-015</text:p>
          </table:table-cell>
          <table:table-cell office:value-type="float" office:value="2.098227024" calcext:value-type="float">
            <text:p>2,098227024</text:p>
          </table:table-cell>
          <table:table-cell table:style-name="ce3" table:formula="of:=([.E9]-[.E8])/[.E8]" office:value-type="float" office:value="0.000459156775962892" calcext:value-type="float">
            <text:p>0,0004591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084" calcext:value-type="float">
            <text:p>144084</text:p>
          </table:table-cell>
          <table:table-cell office:value-type="float" office:value="102.6387711" calcext:value-type="float">
            <text:p>102,6387711</text:p>
          </table:table-cell>
          <table:table-cell office:value-type="float" office:value="0.00000000000009679054297" calcext:value-type="float">
            <text:p>9,68E-014</text:p>
          </table:table-cell>
          <table:table-cell office:value-type="float" office:value="1.844238997" calcext:value-type="float">
            <text:p>1,84423899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084" calcext:value-type="float">
            <text:p>144084</text:p>
          </table:table-cell>
          <table:table-cell office:value-type="float" office:value="104.7239838" calcext:value-type="float">
            <text:p>104,7239838</text:p>
          </table:table-cell>
          <table:table-cell office:value-type="float" office:value="0.0000000000001275916899" calcext:value-type="float">
            <text:p>1,28E-013</text:p>
          </table:table-cell>
          <table:table-cell office:value-type="float" office:value="1.844936132" calcext:value-type="float">
            <text:p>1,844936132</text:p>
          </table:table-cell>
          <table:table-cell table:style-name="ce3" table:formula="of:=([.E11]-[.E10])/[.E10]" office:value-type="float" office:value="0.00037800686415037" calcext:value-type="float">
            <text:p>0,00037800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31" calcext:value-type="float">
            <text:p>144331</text:p>
          </table:table-cell>
          <table:table-cell office:value-type="float" office:value="104.7352295" calcext:value-type="float">
            <text:p>104,7352295</text:p>
          </table:table-cell>
          <table:table-cell office:value-type="float" office:value="0.000000000001115577357" calcext:value-type="float">
            <text:p>1,12E-012</text:p>
          </table:table-cell>
          <table:table-cell office:value-type="float" office:value="1.654625177" calcext:value-type="float">
            <text:p>1,6546251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31" calcext:value-type="float">
            <text:p>144331</text:p>
          </table:table-cell>
          <table:table-cell office:value-type="float" office:value="106.8688507" calcext:value-type="float">
            <text:p>106,8688507</text:p>
          </table:table-cell>
          <table:table-cell office:value-type="float" office:value="0.000000000002661331225" calcext:value-type="float">
            <text:p>2,66E-012</text:p>
          </table:table-cell>
          <table:table-cell office:value-type="float" office:value="1.655902267" calcext:value-type="float">
            <text:p>1,655902267</text:p>
          </table:table-cell>
          <table:table-cell table:formula="of:=([.E13]-[.E12])/[.E12]" office:value-type="float" office:value="0.000771830392618335" calcext:value-type="float">
            <text:p>0,0007718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066" calcext:value-type="float">
            <text:p>145066</text:p>
          </table:table-cell>
          <table:table-cell office:value-type="float" office:value="106.7446365" calcext:value-type="float">
            <text:p>106,7446365</text:p>
          </table:table-cell>
          <table:table-cell office:value-type="float" office:value="0.000000000007597767901" calcext:value-type="float">
            <text:p>7,60E-012</text:p>
          </table:table-cell>
          <table:table-cell office:value-type="float" office:value="1.507559776" calcext:value-type="float">
            <text:p>1,50755977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066" calcext:value-type="float">
            <text:p>145066</text:p>
          </table:table-cell>
          <table:table-cell office:value-type="float" office:value="106.9174805" calcext:value-type="float">
            <text:p>106,9174805</text:p>
          </table:table-cell>
          <table:table-cell office:value-type="float" office:value="0.00000000001260645754" calcext:value-type="float">
            <text:p>1,26E-011</text:p>
          </table:table-cell>
          <table:table-cell office:value-type="float" office:value="1.507791996" calcext:value-type="float">
            <text:p>1,507791996</text:p>
          </table:table-cell>
          <table:table-cell table:formula="of:=([.E15]-[.E14])/[.E14]" office:value-type="float" office:value="0.000154037009806771" calcext:value-type="float">
            <text:p>0,000154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206" calcext:value-type="float">
            <text:p>145206</text:p>
          </table:table-cell>
          <table:table-cell office:value-type="float" office:value="106.8070908" calcext:value-type="float">
            <text:p>106,8070908</text:p>
          </table:table-cell>
          <table:table-cell office:value-type="float" office:value="0.0000000002916982766" calcext:value-type="float">
            <text:p>2,92E-010</text:p>
          </table:table-cell>
          <table:table-cell office:value-type="float" office:value="1.386998415" calcext:value-type="float">
            <text:p>1,3869984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206" calcext:value-type="float">
            <text:p>145206</text:p>
          </table:table-cell>
          <table:table-cell office:value-type="float" office:value="107.158287" calcext:value-type="float">
            <text:p>107,158287</text:p>
          </table:table-cell>
          <table:table-cell office:value-type="float" office:value="0.00000000006686855236" calcext:value-type="float">
            <text:p>6,69E-011</text:p>
          </table:table-cell>
          <table:table-cell office:value-type="float" office:value="1.387786984" calcext:value-type="float">
            <text:p>1,387786984</text:p>
          </table:table-cell>
          <table:table-cell table:formula="of:=([.E17]-[.E16])/[.E16]" office:value-type="float" office:value="0.000568543548047093" calcext:value-type="float">
            <text:p>0,00056854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749" calcext:value-type="float">
            <text:p>145749</text:p>
          </table:table-cell>
          <table:table-cell office:value-type="float" office:value="106.958313" calcext:value-type="float">
            <text:p>106,958313</text:p>
          </table:table-cell>
          <table:table-cell office:value-type="float" office:value="0.000000002846685776" calcext:value-type="float">
            <text:p>2,85E-009</text:p>
          </table:table-cell>
          <table:table-cell office:value-type="float" office:value="1.284267545" calcext:value-type="float">
            <text:p>1,2842675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749" calcext:value-type="float">
            <text:p>145749</text:p>
          </table:table-cell>
          <table:table-cell office:value-type="float" office:value="107.0968552" calcext:value-type="float">
            <text:p>107,0968552</text:p>
          </table:table-cell>
          <table:table-cell office:value-type="float" office:value="0.000000001187942633" calcext:value-type="float">
            <text:p>1,19E-009</text:p>
          </table:table-cell>
          <table:table-cell office:value-type="float" office:value="1.284587383" calcext:value-type="float">
            <text:p>1,284587383</text:p>
          </table:table-cell>
          <table:table-cell table:style-name="ce3" table:formula="of:=([.E19]-[.E18])/[.E18]" office:value-type="float" office:value="0.00024904312286426" calcext:value-type="float">
            <text:p>0,0002490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933" calcext:value-type="float">
            <text:p>145933</text:p>
          </table:table-cell>
          <table:table-cell office:value-type="float" office:value="107.0975647" calcext:value-type="float">
            <text:p>107,0975647</text:p>
          </table:table-cell>
          <table:table-cell office:value-type="float" office:value="0.0000000249202774" calcext:value-type="float">
            <text:p>2,49E-008</text:p>
          </table:table-cell>
          <table:table-cell office:value-type="float" office:value="1.196998358" calcext:value-type="float">
            <text:p>1,1969983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933" calcext:value-type="float">
            <text:p>145933</text:p>
          </table:table-cell>
          <table:table-cell office:value-type="float" office:value="108.3466873" calcext:value-type="float">
            <text:p>108,3466873</text:p>
          </table:table-cell>
          <table:table-cell office:value-type="float" office:value="0.00000002964559265" calcext:value-type="float">
            <text:p>2,96E-008</text:p>
          </table:table-cell>
          <table:table-cell office:value-type="float" office:value="1.197603464" calcext:value-type="float">
            <text:p>1,197603464</text:p>
          </table:table-cell>
          <table:table-cell table:style-name="ce3" table:formula="of:=([.E21]-[.E20])/[.E20]" office:value-type="float" office:value="0.000505519490445162" calcext:value-type="float">
            <text:p>0,00050551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585" calcext:value-type="float">
            <text:p>146585</text:p>
          </table:table-cell>
          <table:table-cell office:value-type="float" office:value="394.6807556" calcext:value-type="float">
            <text:p>394,6807556</text:p>
          </table:table-cell>
          <table:table-cell office:value-type="float" office:value="0.00000002828807588" calcext:value-type="float">
            <text:p>2,83E-008</text:p>
          </table:table-cell>
          <table:table-cell office:value-type="float" office:value="1.122245431" calcext:value-type="float">
            <text:p>1,12224543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41664906412798" calcext:value-type="float">
            <text:p>0,0007416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 style:data-style-name="N2" text:time-value="0000-00-00T21:30:22.7883131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32:18.032399285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